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46.94pt"/>
    </style:style>
    <style:style style:name="co2" style:family="table-column">
      <style:table-column-properties fo:break-before="auto" style:column-width="228.5pt"/>
    </style:style>
    <style:style style:name="co3" style:family="table-column">
      <style:table-column-properties fo:break-before="auto" style:column-width="182.1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35.8pt" fo:break-before="auto" style:use-optimal-row-height="true"/>
    </style:style>
    <style:style style:name="ro3" style:family="table-row">
      <style:table-row-properties style:row-height="36pt" fo:break-before="auto" style:use-optimal-row-height="true"/>
    </style:style>
    <style:style style:name="ro4" style:family="table-row">
      <style:table-row-properties style:row-height="52.95pt" fo:break-before="auto" style:use-optimal-row-height="true"/>
    </style:style>
    <style:style style:name="ro5" style:family="table-row">
      <style:table-row-properties style:row-height="53.26pt" fo:break-before="auto" style:use-optimal-row-height="true"/>
    </style:style>
    <style:style style:name="ro6" style:family="table-row">
      <style:table-row-properties style:row-height="35.9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Issu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Handl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Objects disappear when the viewport exceeds the geometric bounds of the old object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s clip through the floor when their vertices are altered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he center of mass of a modified mesh object remains unchanged by vertex alteration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Freed BGE data causes script failure – Keeping track of BGE objects in lists and dictionaries needs a more simplified and sound solutio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ue to files being constantly rewritten, SSD drives are not recommended for storing the game’s files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sic Python HTTP Server is a severe security risk – recommended change to Flask</text:p>
          </table:table-cell>
          <table:table-cell office:value-type="string" calcext:value-type="string">
            <text:p>Changes from HTTP to UDP underway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Users must install Python3.4 – Newer available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ew user server attempt shows no objects under some circumstances, but clients can join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The host must load the scene from dbm before any clients may connect, failing to do this causes object ID indexing to fail</text:p>
          </table:table-cell>
          <table:table-cell office:value-type="string" calcext:value-type="string">
            <text:p>Unresolved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When a player connects to the scene, something about the Object IDs is amiss, temporarily all objects are refreshed into the list of transforming objects when a player connects</text:p>
          </table:table-cell>
          <table:table-cell office:value-type="string" calcext:value-type="string">
            <text:p>Temporary fix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lient’s view is jittery due to the lack of extrapolation</text:p>
          </table:table-cell>
          <table:table-cell office:value-type="string" calcext:value-type="string">
            <text:p>Old solutions not accurate or adaptive enough</text:p>
          </table:table-cell>
          <table:table-cell table:number-columns-repeated="1022"/>
        </table:table-row>
        <table:table-row table:style-name="ro6">
          <table:table-cell office:value-type="string" calcext:value-type="string">
            <text:p>HTTP threads are not shut down gracefully (possible security exploit)</text:p>
          </table:table-cell>
          <table:table-cell office:value-type="string" calcext:value-type="string">
            <text:p>Changes from HTTP to UDP underway</text:p>
          </table:table-cell>
          <table:table-cell office:value-type="string" calcext:value-type="string">
            <text:p>Blastra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0">00/00/0000</text:date>, <text:time style:data-style-name="N2" text:time-value="11:00:54.3869606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6:22:37.197733005</meta:creation-date>
    <dc:date>2018-02-20T11:03:23.257976978</dc:date>
    <meta:editing-duration>PT12H25M43S</meta:editing-duration>
    <meta:editing-cycles>14</meta:editing-cycles>
    <meta:generator>LibreOffice/5.1.6.2$Linux_X86_64 LibreOffice_project/10m0$Build-2</meta:generator>
    <meta:document-statistic meta:table-count="1" meta:cell-count="29" meta:object-count="0"/>
  </office:meta>
</office:document-meta>
</file>